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6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5.1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 table:number-rows-repeated="3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office:value-type="string" calcext:value-type="string">
            <text:p>Korrekte Fälle</text:p>
          </table:table-cell>
          <table:table-cell table:style-name="Default"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Wert für a</text:p>
          </table:table-cell>
          <table:table-cell office:value-type="string" calcext:value-type="string">
            <text:p>Wert für b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Komment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*7</text:p>
          </table:table-cell>
          <table:table-cell office:value-type="string" calcext:value-type="string">
            <text:p>5*1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307*1907*2381</text:p>
          </table:table-cell>
          <table:table-cell office:value-type="string" calcext:value-type="string">
            <text:p>971*1907*2381</text:p>
          </table:table-cell>
          <table:table-cell office:value-type="float" office:value="1907" calcext:value-type="float">
            <text:p>190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X_VAL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_VALU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number-columns-repeated="3" office:value-type="string" calcext:value-type="string">
            <text:p>MAX_VALUE</text:p>
          </table:table-cell>
          <table:table-cell office:value-type="string" calcext:value-type="string">
            <text:p>MAX_VALUE ist eine Primzahl</text:p>
          </table:table-cell>
          <table:table-cell table:number-columns-repeated="16380"/>
        </table:table-row>
        <table:table-row table:style-name="ro1" table:number-rows-repeated="4">
          <table:table-cell table:style-name="Default" table:number-columns-repeated="4"/>
          <table:table-cell table:number-columns-repeated="16380"/>
        </table:table-row>
        <table:table-row table:style-name="ro1">
          <table:table-cell office:value-type="string" calcext:value-type="string">
            <text:p>Fehler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egalArgument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Illegal</text:span>Argument</text:p>
          </table:table-cell>
          <table:table-cell table:number-columns-repeated="1638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Illegal</text:span>Argument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pan text:style-name="T1">Illegal</text:span>Argument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1">Illegal</text:span>Argument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<text:span text:style-name="T1">Illegal</text:span>Argum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_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egalArgument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IllegalArgument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MIN_VALUE</text:p>
          </table:table-cell>
          <table:table-cell office:value-type="string" calcext:value-type="string">
            <text:p>IllegalArgum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_VALUE</text:p>
          </table:table-cell>
          <table:table-cell office:value-type="string" calcext:value-type="string">
            <text:p>MAX_VALUE</text:p>
          </table:table-cell>
          <table:table-cell office:value-type="string" calcext:value-type="string">
            <text:p>IllegalArgum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X_VALUE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IllegalArgument</text:p>
          </table:table-cell>
          <table:table-cell table:number-columns-repeated="16381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08:44:51.691000000</meta:creation-date>
    <dc:date>2023-04-18T09:17:16.143000000</dc:date>
    <meta:editing-duration>PT32M24S</meta:editing-duration>
    <meta:editing-cycles>4</meta:editing-cycles>
    <meta:generator>LibreOffice/7.4.4.2$Windows_X86_64 LibreOffice_project/85569322deea74ec9134968a29af2df5663baa21</meta:generator>
    <meta:document-statistic meta:table-count="1" meta:cell-count="70" meta:object-count="0"/>
  </office:meta>
</office:document-meta>
</file>